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8fc97" officeooo:paragraph-rsid="0028fc97"/>
    </style:style>
    <style:style style:name="P2" style:family="paragraph" style:parent-style-name="Text_20_body">
      <style:text-properties officeooo:rsid="001f8af6" officeooo:paragraph-rsid="001f8af6"/>
    </style:style>
    <style:style style:name="P3" style:family="paragraph" style:parent-style-name="Text_20_body">
      <style:text-properties officeooo:rsid="003a9251" officeooo:paragraph-rsid="003a9251"/>
    </style:style>
    <style:style style:name="P4" style:family="paragraph" style:parent-style-name="Text_20_body">
      <style:text-properties officeooo:rsid="0038d130" officeooo:paragraph-rsid="0038d130"/>
    </style:style>
    <style:style style:name="P5" style:family="paragraph" style:parent-style-name="Heading_20_1">
      <style:text-properties officeooo:rsid="001ec6ba" officeooo:paragraph-rsid="001ec6ba"/>
    </style:style>
    <style:style style:name="P6" style:family="paragraph" style:parent-style-name="Heading_20_1">
      <style:text-properties officeooo:rsid="001ec6ba" officeooo:paragraph-rsid="003a9251"/>
    </style:style>
    <style:style style:name="P7" style:family="paragraph" style:parent-style-name="Heading_20_1">
      <style:text-properties officeooo:rsid="003a9251" officeooo:paragraph-rsid="003a9251"/>
    </style:style>
    <style:style style:name="P8" style:family="paragraph" style:parent-style-name="Heading_20_1">
      <style:text-properties officeooo:rsid="003c34fd" officeooo:paragraph-rsid="003c34fd"/>
    </style:style>
    <style:style style:name="P9" style:family="paragraph" style:parent-style-name="Heading_20_2">
      <style:text-properties officeooo:rsid="0028fc97" officeooo:paragraph-rsid="0028fc97"/>
    </style:style>
    <style:style style:name="P10" style:family="paragraph" style:parent-style-name="Heading_20_3">
      <style:text-properties officeooo:rsid="003a9251" officeooo:paragraph-rsid="003a9251"/>
    </style:style>
    <style:style style:name="P11" style:family="paragraph" style:parent-style-name="Heading_20_3">
      <style:text-properties officeooo:rsid="0061179b" officeooo:paragraph-rsid="0061179b"/>
    </style:style>
    <style:style style:name="P12" style:family="paragraph" style:parent-style-name="Text_20_body" style:list-style-name="L1">
      <style:text-properties officeooo:rsid="0028fc97" officeooo:paragraph-rsid="0028fc97"/>
    </style:style>
    <style:style style:name="P13" style:family="paragraph" style:parent-style-name="Text_20_body" style:list-style-name="L1">
      <style:text-properties officeooo:rsid="0028fc97" officeooo:paragraph-rsid="002b480a"/>
    </style:style>
    <style:style style:name="P14" style:family="paragraph" style:parent-style-name="Text_20_body" style:list-style-name="L1">
      <style:text-properties officeooo:rsid="002dfcdd" officeooo:paragraph-rsid="002dfcdd"/>
    </style:style>
    <style:style style:name="P15" style:family="paragraph" style:parent-style-name="Text_20_body" style:list-style-name="L2">
      <style:text-properties officeooo:paragraph-rsid="0020db60"/>
    </style:style>
    <style:style style:name="P16" style:family="paragraph" style:parent-style-name="Text_20_body" style:list-style-name="L2">
      <style:text-properties fo:font-weight="normal" officeooo:rsid="0020db60" officeooo:paragraph-rsid="0020db60" style:font-weight-asian="normal" style:font-weight-complex="normal"/>
    </style:style>
    <style:style style:name="P17" style:family="paragraph" style:parent-style-name="Text_20_body" style:list-style-name="L2">
      <style:text-properties officeooo:rsid="0020db60" officeooo:paragraph-rsid="0020db60"/>
    </style:style>
    <style:style style:name="P18" style:family="paragraph" style:parent-style-name="Text_20_body">
      <style:text-properties officeooo:paragraph-rsid="003c34fd"/>
    </style:style>
    <style:style style:name="P19" style:family="paragraph" style:parent-style-name="Text_20_body">
      <style:text-properties officeooo:rsid="00356602" officeooo:paragraph-rsid="004d5012"/>
    </style:style>
    <style:style style:name="P20" style:family="paragraph" style:parent-style-name="Text_20_body">
      <style:text-properties officeooo:rsid="004d5012" officeooo:paragraph-rsid="004d5012"/>
    </style:style>
    <style:style style:name="P21" style:family="paragraph" style:parent-style-name="Text_20_body">
      <style:text-properties officeooo:rsid="003a9251" officeooo:paragraph-rsid="003a9251"/>
    </style:style>
    <style:style style:name="P22" style:family="paragraph" style:parent-style-name="Text_20_body">
      <style:text-properties officeooo:rsid="00640254" officeooo:paragraph-rsid="00697ef6"/>
    </style:style>
    <style:style style:name="P23" style:family="paragraph" style:parent-style-name="Text_20_body">
      <style:text-properties officeooo:rsid="006ba159" officeooo:paragraph-rsid="006ba159"/>
    </style:style>
    <style:style style:name="P24" style:family="paragraph" style:parent-style-name="Text_20_body">
      <style:text-properties officeooo:rsid="006d5121" officeooo:paragraph-rsid="006d5121"/>
    </style:style>
    <style:style style:name="P25" style:family="paragraph" style:parent-style-name="Text_20_body">
      <style:text-properties officeooo:rsid="006d5121" officeooo:paragraph-rsid="006fd98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4c0b" style:font-weight-asian="normal" style:font-weight-complex="normal"/>
    </style:style>
    <style:style style:name="T3" style:family="text">
      <style:text-properties fo:font-weight="normal" officeooo:rsid="006d5121" style:font-weight-asian="normal" style:font-weight-complex="normal"/>
    </style:style>
    <style:style style:name="T4" style:family="text">
      <style:text-properties fo:font-weight="normal" officeooo:rsid="006db65f" style:font-weight-asian="normal" style:font-weight-complex="normal"/>
    </style:style>
    <style:style style:name="T5" style:family="text">
      <style:text-properties fo:font-weight="normal" officeooo:rsid="006fd983" style:font-weight-asian="normal" style:font-weight-complex="normal"/>
    </style:style>
    <style:style style:name="T6" style:family="text">
      <style:text-properties fo:font-weight="normal" officeooo:rsid="00709e79" style:font-weight-asian="normal" style:font-weight-complex="normal"/>
    </style:style>
    <style:style style:name="T7" style:family="text">
      <style:text-properties fo:font-weight="normal" officeooo:rsid="007443a7" style:font-weight-asian="normal" style:font-weight-complex="normal"/>
    </style:style>
    <style:style style:name="T8" style:family="text">
      <style:text-properties fo:font-weight="normal" officeooo:rsid="00745288" style:font-weight-asian="normal" style:font-weight-complex="normal"/>
    </style:style>
    <style:style style:name="T9" style:family="text">
      <style:text-properties fo:font-weight="normal" officeooo:rsid="00752f80" style:font-weight-asian="normal" style:font-weight-complex="normal"/>
    </style:style>
    <style:style style:name="T10" style:family="text">
      <style:text-properties officeooo:rsid="00234c0b"/>
    </style:style>
    <style:style style:name="T11" style:family="text">
      <style:text-properties officeooo:rsid="003a9251"/>
    </style:style>
    <style:style style:name="T12" style:family="text">
      <style:text-properties officeooo:rsid="003c34f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4c0b" style:font-weight-asian="bold" style:font-weight-complex="bold"/>
    </style:style>
    <style:style style:name="T15" style:family="text">
      <style:text-properties fo:font-weight="bold" officeooo:rsid="006d5121" style:font-weight-asian="bold" style:font-weight-complex="bold"/>
    </style:style>
    <style:style style:name="T16" style:family="text">
      <style:text-properties fo:font-weight="bold" officeooo:rsid="006fd983" style:font-weight-asian="bold" style:font-weight-complex="bold"/>
    </style:style>
    <style:style style:name="T17" style:family="text">
      <style:text-properties fo:font-weight="bold" officeooo:rsid="007443a7" style:font-weight-asian="bold" style:font-weight-complex="bold"/>
    </style:style>
    <style:style style:name="T18" style:family="text">
      <style:text-properties fo:font-weight="bold" officeooo:rsid="00745288" style:font-weight-asian="bold" style:font-weight-complex="bold"/>
    </style:style>
    <style:style style:name="T19" style:family="text">
      <style:text-properties officeooo:rsid="0049dbca"/>
    </style:style>
    <style:style style:name="T20" style:family="text">
      <style:text-properties officeooo:rsid="004b8ac0"/>
    </style:style>
    <style:style style:name="T21" style:family="text">
      <style:text-properties officeooo:rsid="004ec2a6"/>
    </style:style>
    <style:style style:name="T22" style:family="text">
      <style:text-properties officeooo:rsid="00515875"/>
    </style:style>
    <style:style style:name="T23" style:family="text">
      <style:text-properties officeooo:rsid="00565464"/>
    </style:style>
    <style:style style:name="T24" style:family="text">
      <style:text-properties officeooo:rsid="0059a876"/>
    </style:style>
    <style:style style:name="T25" style:family="text">
      <style:text-properties officeooo:rsid="005b1e60"/>
    </style:style>
    <style:style style:name="T26" style:family="text">
      <style:text-properties officeooo:rsid="005be38f"/>
    </style:style>
    <style:style style:name="T27" style:family="text">
      <style:text-properties officeooo:rsid="005d2abf"/>
    </style:style>
    <style:style style:name="T28" style:family="text">
      <style:text-properties officeooo:rsid="00640254"/>
    </style:style>
    <style:style style:name="T29" style:family="text">
      <style:text-properties officeooo:rsid="0064ce12"/>
    </style:style>
    <style:style style:name="T30" style:family="text">
      <style:text-properties officeooo:rsid="00697ef6"/>
    </style:style>
    <style:style style:name="T31" style:family="text">
      <style:text-properties officeooo:rsid="006d029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ro</text:h>
      <text:p text:style-name="P18">An experienced backend developer with expert proficiency in the native Python3 libraries and related technologies, <text:span text:style-name="T12">s</text:span>pecialising in computer vision, web frameworks and data mining</text:p>
      <text:h text:style-name="P5" text:outline-level="1">Computer Vision</text:h>
      <text:h text:style-name="P9" text:outline-level="2">Solar Cell Defect <text:span text:style-name="T20">Detection</text:span></text:h>
      <text:p text:style-name="P19">Synopsis:</text:p>
      <text:p text:style-name="P20"><text:span text:style-name="T21">Helper package for an</text:span> ML defect detection pipeline. <text:span text:style-name="T22">Manages splitting, preprocessing and recomposition of electroluminescent </text:span>images from the solar panel manufacturing process</text:p>
      <text:p text:style-name="P1">Technical Notes:</text:p>
      <text:list xml:id="list719144586" text:style-name="L1">
        <text:list-item>
          <text:p text:style-name="P12">Extensive use of <text:span text:style-name="T13">vectorization</text:span> optimizes processing of high-resolution image matrices in a highly time-sensitive context</text:p>
        </text:list-item>
        <text:list-item>
          <text:p text:style-name="P13">A <text:span text:style-name="Strong_20_Emphasis">bespoke registration module</text:span> leverages medical imaging techniques and workflows to accurately align low-information, sparsely featured cell images </text:p>
        </text:list-item>
        <text:list-item>
          <text:p text:style-name="P14">A sequence of <text:span text:style-name="Strong_20_Emphasis">non-linear convolutions</text:span> exposes otherwise hidden defects (e.g. hairline cracks) </text:p>
        </text:list-item>
        <text:list-item>
          <text:p text:style-name="P12">Base Image class spun into bindings for <text:span text:style-name="Strong_20_Emphasis">simplified and Pythonic image processing pipelines</text:span> - <text:a xlink:type="simple" xlink:href="https://github.com/gravy-jones-locker/imgravy" text:style-name="Internet_20_link" text:visited-style-name="Visited_20_Internet_20_Link">ImGravy</text:a></text:p>
        </text:list-item>
      </text:list>
      <text:h text:style-name="P11" text:outline-level="3">LIDAR Building Segmentation</text:h>
      <text:p text:style-name="P4">Synopsis</text:p>
      <text:p text:style-name="P4"><text:span text:style-name="T19">High-accuracy s</text:span>egment<text:span text:style-name="T19">ation of</text:span> LIDAR <text:span text:style-name="T26">arrays</text:span> into individual buildings. <text:span text:style-name="T23">Generates visual and coordinate </text:span><text:span text:style-name="T28">building location </text:span><text:span text:style-name="T29">outputs </text:span><text:span text:style-name="T23">from </text:span><text:span text:style-name="T25">raw </text:span><text:span text:style-name="T24">input </text:span><text:span text:style-name="T27">data</text:span></text:p>
      <text:p text:style-name="P2">Technical Notes:</text:p>
      <text:list xml:id="list1965001013" text:style-name="L2">
        <text:list-item>
          <text:p text:style-name="P15">Thresholding <text:span text:style-name="Strong_20_Emphasis">height-normalized point clouds</text:span> to a given 'first-storey' value derives rough building outlines </text:p>
        </text:list-item>
        <text:list-item>
          <text:p text:style-name="P16">Basic morphological operations (erosion; dilation) consolidate initial areas of interest using custom kernels for enhanced precision</text:p>
        </text:list-item>
        <text:list-item>
          <text:p text:style-name="P17"><text:span text:style-name="T2">An iterative process of </text:span><text:span text:style-name="Strong_20_Emphasis"><text:span text:style-name="T10">Hierarchical Rectangular Polygon Fitting</text:span></text:span><text:span text:style-name="T2"> </text:span><text:a xlink:type="simple" xlink:href="https://www.researchgate.net/profile/Hossein-Arefi/publication/225002968_From_LIDAR_Point_Clouds_to_3D_Building_Models/links/5819e9b208ae30a2c01c8c17/From-LIDAR-Point-Clouds-to-3D-Building-Models.pdf" text:style-name="Internet_20_link" text:visited-style-name="Visited_20_Internet_20_Link"><text:span text:style-name="T14">(Arefi 2009)</text:span></text:a><text:span text:style-name="T14"> </text:span><text:span text:style-name="T2">extracts shapes with roughly orthogonal edges </text:span></text:p>
        </text:list-item>
        <text:list-item>
          <text:p text:style-name="P17">Subsequent <text:span text:style-name="Strong_20_Emphasis">post-processing algorithms</text:span> refine the output of HRPF to achieve the required level of accuracy and remove processing artefacts</text:p>
        </text:list-item>
      </text:list>
      <text:h text:style-name="P6" text:outline-level="1"><text:soft-page-break/>Computer Vision/<text:span text:style-name="T11">Web Frameworks</text:span></text:h>
      <text:h text:style-name="P10" text:outline-level="3">Trading Alert System</text:h>
      <text:p text:style-name="P3">Synopsis:</text:p>
      <text:p text:style-name="P22">Always-on solution for monitoring key trading indicators. <text:span text:style-name="T30">Captures and parses chart images for asset/exchange-specific indicators, specified through a configurable frontend</text:span></text:p>
      <text:p text:style-name="P3">Technical Notes:</text:p>
      <text:p text:style-name="P23">1. <text:span text:style-name="T31">Trading c</text:span>harts rendered in virtual memory using <text:span text:style-name="T13">Xvfb display server </text:span><text:span text:style-name="T1">with no need to maintain a physical display</text:span></text:p>
      <text:p text:style-name="P24"><text:span text:style-name="T1">2. </text:span><text:span text:style-name="T7">Notification criteria (exchange; asset; relevant thresholds) configured through a </text:span><text:span text:style-name="T17">Jinja templated dashboard </text:span><text:span text:style-name="T8">and wired to backend logic using the </text:span><text:span text:style-name="T13">Django </text:span><text:span text:style-name="T18">web </text:span><text:span text:style-name="T13">framework</text:span></text:p>
      <text:p text:style-name="P23"><text:span text:style-name="T1">2. </text:span><text:span text:style-name="T3">Chart indicators detected using color masking in the </text:span><text:span text:style-name="T15">HSV colorspace </text:span><text:span text:style-name="T3">and minimum pixel thresholds</text:span></text:p>
      <text:p text:style-name="P25"><text:span text:style-name="T3">3. </text:span><text:span text:style-name="T9">Alert n</text:span><text:span text:style-name="T5">otifications sent with the </text:span><text:span text:style-name="T16">smtplib native Python3 library </text:span><text:span text:style-name="T6">to a configurable recipient email address</text:span></text:p>
      <text:h text:style-name="P7" text:outline-level="1">Web Frameworks/Data Mining</text:h>
      <text:h text:style-name="P10" text:outline-level="3">EU-Pdf Portal</text:h>
      <text:p text:style-name="P3">Synopsis:</text:p>
      <text:p text:style-name="P3">Technical Notes:</text:p>
      <text:h text:style-name="P7" text:outline-level="1">Data Mining</text:h>
      <text:h text:style-name="P10" text:outline-level="3">Resume Parsing</text:h>
      <text:p text:style-name="P3">Synopsis:</text:p>
      <text:p text:style-name="P3">Technical Notes:</text:p>
      <text:h text:style-name="P10" text:outline-level="3">PdfGravy</text:h>
      <text:p text:style-name="P3">Synopsis:</text:p>
      <text:p text:style-name="P3">Technical Not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3:39:55.950066881</meta:creation-date>
    <dc:date>2021-12-27T14:39:58.672047522</dc:date>
    <meta:editing-duration>PT5H18M1S</meta:editing-duration>
    <meta:editing-cycles>74</meta:editing-cycles>
    <meta:generator>LibreOffice/7.2.4.1$Linux_X86_64 LibreOffice_project/27d75539669ac387bb498e35313b970b7fe9c4f9</meta:generator>
    <meta:document-statistic meta:table-count="0" meta:image-count="0" meta:object-count="0" meta:page-count="2" meta:paragraph-count="39" meta:word-count="334" meta:character-count="2485" meta:non-whitespace-character-count="2194"/>
  </office:meta>
</office:document-meta>
</file>